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476cm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476cm" fo:orphans="2" fo:widows="2" fo:padding="0cm" fo:border="none"/>
    </style:style>
    <style:style style:name="P3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 fo:padding="0cm" fo:border="none"/>
      <style:text-properties fo:font-variant="normal" fo:text-transform="none" fo:color="#39424e" style:font-name="Whitney SSm A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9424e" style:font-name="inherit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9424e" style:font-name="inherit" fo:font-size="12pt" fo:letter-spacing="normal" fo:font-style="normal" fo:font-weight="normal"/>
    </style:style>
    <style:style style:name="T1" style:family="text">
      <style:text-properties fo:font-variant="normal" fo:text-transform="none" fo:color="#39424e" style:font-name="inherit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39424e" style:font-name="Whitney SSm A" fo:font-size="12pt" fo:letter-spacing="normal" fo:font-style="normal" fo:font-weight="normal"/>
    </style:style>
    <style:style style:name="T3" style:family="text">
      <style:text-properties fo:font-variant="normal" fo:text-transform="none" fo:color="#454c5f" style:font-name="Menlo" fo:font-size="10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454c5f" style:font-name="Menlo" fo:font-size="10.5pt" fo:letter-spacing="normal" fo:font-style="normal" fo:font-weight="normal" officeooo:rsid="001ae388" fo:background-color="transparent" loext:char-shading-value="0" loext:padding="0cm" loext:border="none"/>
    </style:style>
    <style:style style:name="T5" style:family="text">
      <style:text-properties fo:font-variant="normal" fo:text-transform="none" fo:color="#454c5f" fo:letter-spacing="normal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 have seen that lists are mutable (they can be changed), and tuples are immutable (they cannot be changed).</text:p>
      <text:p text:style-name="P3">Let's try to understand this with an example.</text:p>
      <text:p text:style-name="P3">You are given an immutable string, and you want to make changes to it.</text:p>
      <text:p text:style-name="P4"><text:span text:style-name="Strong_20_Emphasis"><text:span text:style-name="T1">Example</text:span></text:span></text:p>
      <text:p text:style-name="P1"><text:span text:style-name="Source_20_Text"><text:span text:style-name="T3">&gt;&gt;&gt; string = "abracadabra"</text:span></text:span></text:p>
      <text:p text:style-name="P3">You can access an index by:</text:p>
      <text:p text:style-name="P1"><text:span text:style-name="Source_20_Text"><text:span text:style-name="T3">&gt;&gt;&gt; print string[5]</text:span></text:span></text:p>
      <text:p text:style-name="P2"><text:span text:style-name="Source_20_Text"><text:span text:style-name="T3">a</text:span></text:span></text:p>
      <text:p text:style-name="P3">What if you would like to assign a value?</text:p>
      <text:p text:style-name="P1"><text:span text:style-name="Source_20_Text"><text:span text:style-name="T3">&gt;&gt;&gt; string[5] = 'k' </text:span></text:span></text:p>
      <text:p text:style-name="P2"><text:span text:style-name="Source_20_Text"><text:span text:style-name="T3">Traceback (most recent call last):</text:span></text:span></text:p>
      <text:p text:style-name="P2"><text:span text:style-name="Source_20_Text"><text:span text:style-name="T5"><text:s text:c="2"/></text:span></text:span><text:span text:style-name="Source_20_Text"><text:span text:style-name="T3">File "&lt;stdin&gt;", line 1, in &lt;module&gt;</text:span></text:span></text:p>
      <text:p text:style-name="P2"><text:span text:style-name="Source_20_Text"><text:span text:style-name="T3">TypeError: 'str' object does not support item assignment</text:span></text:span></text:p>
      <text:p text:style-name="P3">How would you approach this?</text:p>
      <text:list xml:id="list1962121221209787882" text:style-name="L1">
        <text:list-item>
          <text:p text:style-name="P5">One solution is to convert the string to a list and then change the value.</text:p>
        </text:list-item>
      </text:list>
      <text:p text:style-name="P4"><text:span text:style-name="Strong_20_Emphasis"><text:span text:style-name="T1">Example</text:span></text:span></text:p>
      <text:p text:style-name="P1"><text:span text:style-name="Source_20_Text"><text:span text:style-name="T3">&gt;&gt;&gt; string = "abracadabra"</text:span></text:span></text:p>
      <text:p text:style-name="P2"><text:span text:style-name="Source_20_Text"><text:span text:style-name="T3">&gt;&gt;&gt; l = list(string)</text:span></text:span></text:p>
      <text:p text:style-name="P2"><text:span text:style-name="Source_20_Text"><text:span text:style-name="T3">&gt;&gt;&gt; l[5] = 'k'</text:span></text:span></text:p>
      <text:p text:style-name="P2"><text:span text:style-name="Source_20_Text"><text:span text:style-name="T3">&gt;&gt;&gt; string = ''.join(l)</text:span></text:span></text:p>
      <text:p text:style-name="P2"><text:span text:style-name="Source_20_Text"><text:span text:style-name="T3">&gt;&gt;&gt; print string</text:span></text:span></text:p>
      <text:p text:style-name="P2"><text:span text:style-name="Source_20_Text"><text:span text:style-name="T3">abrackdabra</text:span></text:span></text:p>
      <text:list xml:id="list836006967604326561" text:style-name="L2">
        <text:list-item>
          <text:p text:style-name="P6">Another approach is to slice the string and join it back.</text:p>
        </text:list-item>
      </text:list>
      <text:p text:style-name="P3">Example</text:p>
      <text:p text:style-name="P1"><text:span text:style-name="Source_20_Text"><text:span text:style-name="T3">&gt;&gt;&gt; string = string[:5] + "k" + string[6:]</text:span></text:span></text:p>
      <text:p text:style-name="P2"><text:span text:style-name="Source_20_Text"><text:span text:style-name="T3">&gt;&gt;&gt; print string</text:span></text:span></text:p>
      <text:p text:style-name="P2"><text:span text:style-name="Source_20_Text"><text:span text:style-name="T3">abrackdabra</text:span></text:span></text:p>
      <text:p text:style-name="P4"><text:span text:style-name="Strong_20_Emphasis"><text:span text:style-name="T1">Task</text:span></text:span><text:span text:style-name="T2"> <text:line-break/>Read a given string, change the character at a given index and then print the modified string.</text:span></text:p>
      <text:p text:style-name="P4"><text:span text:style-name="Strong_20_Emphasis"><text:span text:style-name="T1">Input Format</text:span></text:span><text:span text:style-name="T2"> <text:line-break/>The first line contains a string, </text:span><text:bookmark text:name="MathJax-Element-1-Frame"/><text:span text:style-name="T2">. <text:line-break/>The next line contains an integer </text:span><text:bookmark text:name="MathJax-Element-2-Frame"/><text:span text:style-name="T2">, denoting the index location and a character </text:span><text:bookmark text:name="MathJax-Element-3-Frame"/><text:span text:style-name="T2"> separated by a space.</text:span></text:p>
      <text:p text:style-name="P4"><text:span text:style-name="Strong_20_Emphasis"><text:span text:style-name="T1">Output Format</text:span></text:span><text:span text:style-name="T2"> <text:line-break/>Using any of the methods explained above, replace the character at index </text:span><text:bookmark text:name="MathJax-Element-4-Frame"/><text:span text:style-name="T2"> with character </text:span><text:bookmark text:name="MathJax-Element-5-Frame"/><text:span text:style-name="T2">.</text:span></text:p>
      <text:p text:style-name="P4"><text:span text:style-name="Strong_20_Emphasis"><text:span text:style-name="T1">Sample Input</text:span></text:span></text:p>
      <text:p text:style-name="P1"><text:soft-page-break/><text:span text:style-name="Source_20_Text"><text:span text:style-name="T3">abracadabra</text:span></text:span></text:p>
      <text:p text:style-name="P2"><text:span text:style-name="Source_20_Text"><text:span text:style-name="T3">5 k</text:span></text:span></text:p>
      <text:p text:style-name="P4"><text:span text:style-name="Strong_20_Emphasis"><text:span text:style-name="T1">Sample Output</text:span></text:span></text:p>
      <text:p text:style-name="P1"><text:span text:style-name="Source_20_Text"><text:span text:style-name="T3">abrackdabr</text:span></text:span><text:span text:style-name="Source_20_Text"><text:span text:style-name="T4">a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9:03:12.510035735</meta:creation-date>
    <dc:date>2017-08-10T19:13:12.259009579</dc:date>
    <meta:editing-duration>PT10M</meta:editing-duration>
    <meta:editing-cycles>1</meta:editing-cycles>
    <meta:document-statistic meta:table-count="0" meta:image-count="0" meta:object-count="0" meta:page-count="2" meta:paragraph-count="35" meta:word-count="225" meta:character-count="1254" meta:non-whitespace-character-count="1057"/>
    <meta:generator>LibreOffice/5.1.6.2$Linux_X86_64 LibreOffice_project/10m0$Build-2</meta:generator>
  </office:meta>
</office:document-meta>
</file>